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999999" draw:fill="none" draw:textarea-vertical-align="middle"/>
    </style:style>
    <style:style style:name="gr2" style:family="graphic" style:parent-style-name="objectwithoutfill">
      <style:graphic-properties draw:stroke="dash" draw:stroke-dash="Dashed_20__28_var_29_" svg:stroke-color="#999999" draw:fill="none" draw:textarea-vertical-align="middl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svg:stroke-color="#ffffff" draw:fill="solid" draw:fill-color="#dddddd" draw:textarea-horizontal-align="justify" draw:textarea-vertical-align="middle" draw:auto-grow-height="false"/>
    </style:style>
    <style:style style:name="gr5" style:family="graphic" style:parent-style-name="standard">
      <style:graphic-properties svg:stroke-color="#999999"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in-height="3.745cm"/>
    </style:style>
    <style:style style:name="gr7" style:family="graphic" style:parent-style-name="standard">
      <style:graphic-properties svg:stroke-color="#999999" draw:fill="solid" draw:fill-color="#dddddd"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4.285cm" fo:text-align="center" fo:text-indent="0cm"/>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paragraph-properties fo:text-align="center"/>
      <style:text-properties fo:font-size="10pt" fo:font-weight="bold" style:font-size-asian="10pt" style:font-weight-asian="bold" style:font-size-complex="10pt" style:font-weight-complex="bold"/>
    </style:style>
    <style:style style:name="P5" style:family="paragraph">
      <style:text-properties style:font-name="Liberation Serif"/>
    </style:style>
    <style:style style:name="P6" style:family="paragraph">
      <style:paragraph-properties fo:text-align="center"/>
      <style:text-properties style:font-name="Liberation Serif"/>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dddddd" style:font-name="Liberation Serif" fo:font-size="14pt" fo:font-weight="bold" style:font-size-asian="14pt" style:font-weight-asian="bold" style:font-size-complex="14pt" style:font-weight-complex="bold"/>
    </style:style>
    <style:style style:name="T4" style:family="text">
      <style:text-properties style:font-name="Liberation Sans1" fo:font-size="22pt" fo:font-weight="bold" style:font-size-asian="22pt" style:font-weight-asian="bold" style:font-size-complex="22pt" style:font-weight-complex="bold"/>
    </style:style>
    <style:style style:name="T5" style:family="text">
      <style:text-properties style:font-name="Liberation Serif" fo:font-size="16pt" fo:font-style="italic" fo:font-weight="bold" style:font-size-asian="16pt" style:font-style-asian="italic" style:font-weight-asian="bold" style:font-size-complex="16pt" style:font-style-complex="italic" style:font-weight-complex="bold"/>
    </style:style>
    <style:style style:name="T6" style:family="text">
      <style:text-properties style:font-name="Liberation Serif" fo:font-size="16pt" style:font-size-asian="16pt" style:font-size-complex="16pt"/>
    </style:style>
    <style:style style:name="T7" style:family="text">
      <style:text-properties style:font-name="Liberation Serif"/>
    </style:style>
    <style:style style:name="T8" style:family="text">
      <style:text-properties fo:color="#cccccc" style:font-name="Liberation Seri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7cm" svg:y1="2.54cm" svg:x2="26.67cm" svg:y2="2.54cm">
          <text:p/>
        </draw:line>
        <draw:line draw:style-name="gr1" draw:text-style-name="P1" draw:layer="layout" svg:x1="1.27cm" svg:y1="19.05cm" svg:x2="26.67cm" svg:y2="19.05cm">
          <text:p/>
        </draw:line>
        <draw:line draw:style-name="gr2" draw:text-style-name="P2" draw:layer="layout" svg:x1="1.27cm" svg:y1="1.27cm" svg:x2="1.27cm" svg:y2="20.32cm">
          <text:p/>
        </draw:line>
        <draw:line draw:style-name="gr2" draw:text-style-name="P2" draw:layer="layout" svg:x1="26.67cm" svg:y1="20.32cm" svg:x2="1.27cm" svg:y2="20.32cm">
          <text:p/>
        </draw:line>
        <draw:line draw:style-name="gr2" draw:text-style-name="P2" draw:layer="layout" svg:x1="26.67cm" svg:y1="20.32cm" svg:x2="26.67cm" svg:y2="1.27cm">
          <text:p/>
        </draw:line>
        <draw:line draw:style-name="gr2" draw:text-style-name="P2" draw:layer="layout" svg:x1="26.67cm" svg:y1="1.27cm" svg:x2="1.27cm" svg:y2="1.27cm">
          <text:p/>
        </draw:line>
        <draw:custom-shape draw:style-name="gr3" draw:text-style-name="P3" draw:layer="layout" svg:width="5.08cm" svg:height="1.016cm" svg:x="3.81cm" svg:y="1.397cm">
          <text:p text:style-name="P1"><text:span text:style-name="T1">MARKETPLACE</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5.08cm" svg:height="1.016cm" svg:x="8.89cm" svg:y="1.397cm">
          <text:p text:style-name="P1"><text:span text:style-name="T1">CREAT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5.08cm" svg:height="1.016cm" svg:x="13.97cm" svg:y="1.397cm">
          <text:p text:style-name="P1"><text:span text:style-name="T1">SEARCH</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5.08cm" svg:height="1.016cm" svg:x="19.05cm" svg:y="1.397cm">
          <text:p text:style-name="P1"><text:span text:style-name="T1">LOGIN</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0.16cm" svg:height="1.016cm" svg:x="3.81cm" svg:y="19.177cm">
          <text:p text:style-name="P1"><text:span text:style-name="T2">ABOUT U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0.16cm" svg:height="1.016cm" svg:x="13.97cm" svg:y="19.177cm">
          <text:p text:style-name="P1"><text:span text:style-name="T2">FAQ</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22.86cm" svg:height="1.27cm" svg:x="2.54cm" svg:y="6.35cm">
          <text:p text:style-name="P1">Project Bas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2.86cm" svg:height="1.27cm" svg:x="2.54cm" svg:y="10.16cm">
          <text:p text:style-name="P1">Technical Tea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2.86cm" svg:height="1.27cm" svg:x="2.54cm" svg:y="12.065cm">
          <text:p text:style-name="P1">Technical Documen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2.86cm" svg:height="1.27cm" svg:x="2.54cm" svg:y="13.97cm">
          <text:p text:style-name="P1">Financial Pl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2.86cm" svg:height="3.995cm" svg:x="2.54cm" svg:y="2.54cm">
          <draw:text-box>
            <text:p><text:span text:style-name="T3">(page message)</text:span></text:p>
            <text:p><text:span text:style-name="T4">Edit Project</text:span></text:p>
            <text:p><text:span text:style-name="T5">Let's get started</text:span><text:span text:style-name="T6">: We will guide you through the process. Click on each section to expand it, try to complete every section in order. Our goal is to help you put your thoughts on paper and refine your idea such that you can launch a successful campaign and start development. </text:span><text:span text:style-name="T5">Good Luck!</text:span></text:p>
          </draw:text-box>
        </draw:frame>
        <draw:custom-shape draw:style-name="gr7" draw:text-style-name="P1" draw:layer="layout" svg:width="3.81cm" svg:height="1.27cm" svg:x="8.192cm" svg:y="17.526cm">
          <text:p text:style-name="P1">Save Proj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445cm" svg:height="1.27cm" svg:x="12.383cm" svg:y="17.526cm">
          <text:p text:style-name="P1">Preview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5.715cm" svg:height="1.27cm" svg:x="19.685cm" svg:y="17.526cm">
          <text:p text:style-name="P1">Open to the Publ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2.86cm" svg:height="1.27cm" svg:x="2.54cm" svg:y="15.875cm">
          <text:p text:style-name="P1">User Manu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2.86cm" svg:height="1.27cm" svg:x="2.54cm" svg:y="8.255cm">
          <text:p text:style-name="P1">Features &amp; Require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5.08cm" svg:height="1.27cm" svg:x="2.54cm" svg:y="17.526cm">
          <text:p><text:span text:style-name="T7"><text:s/></text:span><text:span text:style-name="T8">Public Messag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milo </meta:initial-creator>
    <meta:creation-date>2016-01-29T10:48:06.611425474</meta:creation-date>
    <dc:date>2016-03-25T10:46:03.924715050</dc:date>
    <dc:creator>camilo </dc:creator>
    <meta:editing-duration>PT3H10M32S</meta:editing-duration>
    <meta:editing-cycles>17</meta:editing-cycles>
    <meta:generator>LibreOffice/4.2.8.2$Linux_X86_64 LibreOffice_project/420m0$Build-2</meta:generator>
    <meta:document-statistic meta:object-count="23"/>
  </office:meta>
</office:document-meta>
</file>